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:liga&amp;dlig&amp;kern" svg:font-family="'Times New Roman:liga&amp;dlig&amp;kern'" style:font-adornments="Bold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9e8" officeooo:paragraph-rsid="0013d9e8"/>
    </style:style>
    <style:style style:name="P2" style:family="paragraph" style:parent-style-name="Text_20_body">
      <style:paragraph-properties fo:text-align="center" style:justify-single-word="false"/>
      <style:text-properties officeooo:paragraph-rsid="0013e63f"/>
    </style:style>
    <style:style style:name="P3" style:family="paragraph" style:parent-style-name="Standard">
      <style:paragraph-properties fo:margin-top="0in" fo:margin-bottom="0.1in" loext:contextual-spacing="false" fo:text-align="center" style:justify-single-word="false"/>
    </style:style>
    <style:style style:name="P4" style:family="paragraph" style:parent-style-name="Standard">
      <style:paragraph-properties fo:margin-top="0.1in" fo:margin-bottom="0in" loext:contextual-spacing="false" fo:text-align="center" style:justify-single-word="false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Heading_20_1">
      <style:text-properties officeooo:rsid="0013a4b1" officeooo:paragraph-rsid="0013a4b1"/>
    </style:style>
    <style:style style:name="P7" style:family="paragraph" style:parent-style-name="Heading_20_1">
      <style:text-properties fo:font-size="14pt" style:font-size-asian="13.3500003814697pt" style:font-size-complex="15.25pt"/>
    </style:style>
    <style:style style:name="P8" style:family="paragraph" style:parent-style-name="Heading_20_4">
      <style:paragraph-properties fo:text-align="center" style:justify-single-word="false"/>
      <style:text-properties officeooo:rsid="0013e63f" officeooo:paragraph-rsid="0013e63f"/>
    </style:style>
    <style:style style:name="P9" style:family="paragraph" style:parent-style-name="Text_20_body">
      <style:text-properties officeooo:paragraph-rsid="0013a4b1"/>
    </style:style>
    <style:style style:name="P10" style:family="paragraph" style:parent-style-name="Text_20_body">
      <style:paragraph-properties fo:margin-left="0.25in" fo:margin-right="0.25in" fo:margin-top="0.1in" fo:margin-bottom="0.1in" loext:contextual-spacing="false" fo:line-height="100%" fo:text-align="justify" style:justify-single-word="false" fo:text-indent="0in" style:auto-text-indent="false" style:snap-to-layout-grid="false"/>
      <style:text-properties officeooo:rsid="0013bc2f" officeooo:paragraph-rsid="0013bc2f"/>
    </style:style>
    <style:style style:name="T1" style:family="text">
      <style:text-properties officeooo:rsid="00152e80"/>
    </style:style>
    <style:style style:name="Sect1" style:family="section">
      <style:section-properties fo:background-color="#eeeeee" fo:margin-left="0.2in" fo:margin-right="0.2in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0354in" fo:margin-right="0.0256in" style:editable="false">
        <style:columns fo:column-count="1" fo:column-gap="0in"/>
        <style:background-image/>
      </style:section-properties>
    </style:style>
    <style:style style:name="Sect3" style:family="section">
      <style:section-properties fo:background-color="transparent" fo:margin-left="0.0075in" fo:margin-right="0.1965in" style:editable="false">
        <style:columns fo:column-count="1" fo:column-gap="0in"/>
        <style:background-image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ssons Learned From the Introduction of GM Crops: </text:p>
      <text:p text:style-name="Subtitle">Relevance to Gene Drive Deployment</text:p>
      <text:p text:style-name="P4">Hector Quemada</text:p>
      <text:p text:style-name="P3">Gene Convene Global Collaborative</text:p>
      <text:p text:style-name="P1"><text:date style:data-style-name="N76" text:date-value="2020-07-09T11:37:19.956978382" text:fixed="true">July 9, 2020</text:date></text:p>
      <text:h text:style-name="P8" text:outline-level="4">Abstract</text:h>
      <text:section text:style-name="Sect1" text:name="Abstract">
        <text:section-source xlink:href="../abstract.odt" text:filter-name="writer8"/>
        <text:p text:style-name="P10">This is the abstract section.</text:p>
      </text:section>
      <text:section text:style-name="Sect2" text:name="Status of GMO Deployment">
        <text:section-source xlink:href="../status.odt" text:filter-name="writer8"/>
        <text:h text:style-name="P6" text:outline-level="1">Status of GMO Deployment</text:h>
        <text:p text:style-name="P9">This section will deal with the status of GM products worldwide,</text:p>
        <text:p text:style-name="P9">which is mostly the status of GM crops.</text:p>
        <text:p text:style-name="P9">Points to make:</text:p>
        <text:p text:style-name="P9"/>
        <text:p text:style-name="P9">1. GM crops are being grown throughout most of the world.</text:p>
        <text:p text:style-name="P9">2. Europe and Africa are the noticeable blank spots.</text:p>
        <text:p text:style-name="P9">3. Food and feed are being imported more extensively than being grown.</text:p>
        <text:p text:style-name="P9">4. Controversy still persists,</text:p>
        <text:p text:style-name="P9">which might give the impression that acceptance is low.</text:p>
      </text:section>
      <text:section text:style-name="Sect3" text:name="Review of mistakes">
        <text:section-source xlink:href="../mistakesreview.odt" text:filter-name="writer8"/>
        <text:h text:style-name="P7" text:outline-level="1">Review of papers written about the mistakes of GM Crops</text:h>
        <text:p text:style-name="Text_20_body">This <text:span text:style-name="T1">section will review selected papers about GM crop mistakes.</text:span></text:p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:liga&amp;dlig&amp;kern" svg:font-family="'Times New Roman:liga&amp;dlig&amp;kern'" style:font-adornments="Bold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in" fo:margin-bottom="0.1in" loext:contextual-spacing="false" fo:text-align="justify" style:justify-single-word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1in" fo:margin-bottom="0.1in" loext:contextual-spacing="false" fo:line-height="10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:liga&amp;dlig&amp;kern" fo:font-family="'Times New Roman:liga&amp;dlig&amp;kern'" style:font-style-name="Bold" style:font-pitch="variable"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9T11:25:00.197432937</meta:creation-date>
    <dc:title>Default</dc:title>
    <meta:editing-duration>PT1H20M52S</meta:editing-duration>
    <meta:editing-cycles>9</meta:editing-cycles>
    <meta:generator>LibreOffice/6.4.4.2$MacOSX_X86_64 LibreOffice_project/3d775be2011f3886db32dfd395a6a6d1ca2630ff</meta:generator>
    <meta:initial-creator>Hector Quemada</meta:initial-creator>
    <dc:date>2020-07-13T10:33:20.559464694</dc:date>
    <dc:creator>Hector Quemada</dc:creator>
    <meta:printed-by>Hector Quemada</meta:printed-by>
    <meta:print-date>2020-07-09T12:10:17.012621596</meta:print-date>
    <meta:document-statistic meta:table-count="0" meta:image-count="0" meta:object-count="0" meta:page-count="1" meta:paragraph-count="18" meta:word-count="119" meta:character-count="706" meta:non-whitespace-character-count="604"/>
    <meta:template xlink:type="simple" xlink:actuate="onRequest" xlink:title="Default" xlink:href="../../../../../../Library/Application%20Support/LibreOffice/4/user/template/Default.ott" meta:date="2020-07-09T11:24:59.718306944"/>
  </office:meta>
</office:document-meta>
</file>